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5000b" draw:textarea-vertical-align="middle"/>
    </style:style>
    <style:style style:name="gr2" style:family="graphic" style:parent-style-name="standard">
      <style:graphic-properties draw:stroke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3.748cm"/>
    </style:style>
    <style:style style:name="gr4" style:family="graphic" style:parent-style-name="standard">
      <style:graphic-properties draw:stroke="solid" svg:stroke-width="0.05cm" svg:stroke-color="#ff9900" draw:marker-start-width="0.355cm" draw:marker-end-width="0.355cm" draw:fill="none" draw:fill-color="#ffffff" draw:textarea-horizontal-align="left" draw:auto-grow-height="true" draw:auto-grow-width="false" fo:min-height="11.803cm" fo:min-width="0cm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4.7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5cm" fo:min-width="26.68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5pt"/>
    </style:style>
    <style:style style:name="P3" style:family="paragraph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P4" style:family="paragraph">
      <style:text-properties fo:font-size="18pt" style:font-size-asian="18pt"/>
    </style:style>
    <style:style style:name="P5" style:family="paragraph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P6" style:family="paragraph">
      <style:text-properties fo:font-size="20pt" style:font-size-asian="20pt"/>
    </style:style>
    <style:style style:name="P7" style:family="paragraph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P8" style:family="paragraph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P9" style:family="paragraph">
      <style:text-properties style:font-size-asian="25pt"/>
    </style:style>
    <style:style style:name="P10" style:family="paragraph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style:style style:name="T1" style:family="text">
      <style:text-properties fo:font-family="'맑은 고딕'" style:font-family-generic="modern" style:font-pitch="variable"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3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weight-asian="bold" style:font-weight-complex="bold"/>
    </style:style>
    <style:style style:name="T4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20pt" style:font-weight-asian="bold" style:font-size-complex="20pt" style:font-weight-complex="bold"/>
    </style:style>
    <style:style style:name="T5" style:family="text">
      <style:text-properties fo:font-family="'맑은 고딕'" style:font-family-generic="modern" style:font-pitch="variable" style:font-family-asian="'맑은 고딕'" style:font-family-generic-asian="modern" style:font-pitch-asian="variable"/>
    </style:style>
    <style:style style:name="T6" style:family="text">
      <style:text-properties fo:font-family="'맑은 고딕'" style:font-family-generic="modern" style:font-pitch="variable" fo:font-weight="bold" style:font-family-asian="'맑은 고딕'" style:font-family-generic-asian="modern" style:font-pitch-asian="variable" style:font-size-asian="18pt" style:font-weight-asian="bold" style:font-weight-complex="bold"/>
    </style:style>
    <style:style style:name="T7" style:family="text">
      <style:text-properties fo:font-family="'맑은 고딕'" style:font-family-generic="modern" style:font-pitch="variable" fo:font-size="20pt" fo:font-weight="bold" style:font-family-asian="'맑은 고딕'" style:font-family-generic-asian="modern" style:font-pitch-asian="variable" style:font-size-asian="18pt" style:font-weight-asian="bold" style:font-size-complex="20pt" style:font-weight-complex="bold"/>
    </style:style>
    <style:style style:name="T8" style:family="text">
      <style:text-properties fo:font-family="'맑은 고딕'" style:font-family-generic="modern" style:font-pitch="variable" fo:font-size="25pt" fo:font-weight="bold" style:font-family-asian="'맑은 고딕'" style:font-family-generic-asian="modern" style:font-pitch-asian="variable" style:font-size-asian="25pt" style:font-weight-asian="bold" style:font-size-complex="25pt" style:font-weight-complex="bold"/>
    </style:style>
    <style:style style:name="T9" style:family="text">
      <style:text-properties fo:font-family="'맑은 고딕'" style:font-family-generic="modern" style:font-pitch="variable" fo:font-size="18pt" fo:font-weight="bold" style:font-family-asian="'맑은 고딕'" style:font-family-generic-asian="modern" style:font-pitch-asian="variable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3" draw:text-style-name="P3" draw:layer="layout" svg:width="14.248cm" svg:height="1.415cm" svg:x="0.428cm" svg:y="1.385cm">
          <draw:text-box>
            <text:p text:style-name="P2"><text:span text:style-name="T1">Project001 Movie &amp; Music</text:span></text:p>
          </draw:text-box>
        </draw:frame>
        <draw:frame draw:style-name="gr4" draw:text-style-name="P5" draw:layer="layout" svg:width="26.2cm" svg:height="12.103cm" svg:x="1cm" svg:y="3.8cm">
          <draw:text-box>
            <text:list text:style-name="L1">
              <text:list-item>
                <text:p text:style-name="P4"><text:span text:style-name="T2">주제 </text:span><text:span text:style-name="T2">: </text:span><text:span text:style-name="T2">음악 </text:span><text:span text:style-name="T2">/ </text:span><text:span text:style-name="T2">영화 추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2">[</text:span><text:span text:style-name="T2">웹 앱 기반</text:span><text:span text:style-name="T2">]</text:span><text:span text:style-name="T2"><text:line-break/></text:span><text:span text:style-name="T2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기간 <text:s/></text:span><text:span text:style-name="T2">4</text:span><text:span text:style-name="T2">월 </text:span><text:span text:style-name="T2">25</text:span><text:span text:style-name="T2">일 </text:span><text:span text:style-name="T2">~ 5</text:span><text:span text:style-name="T2">월 </text:span><text:span text:style-name="T2">9</text:span><text:span text:style-name="T2">일</text:span><text:span text:style-name="T2"><text:line-break/></text:span><text:span text:style-name="T2">주제 선정 </text:span><text:span text:style-name="T2">: 4</text:span><text:span text:style-name="T2">월 </text:span><text:span text:style-name="T2">25-26</text:span><text:span text:style-name="T2">일 <text:s/></text:span></text:p>
                <text:p text:style-name="P4"><text:span text:style-name="T2">요구 사항 선정 및 추합 </text:span><text:span text:style-name="T2">: ~ 4</text:span><text:span text:style-name="T2">월 </text:span><text:span text:style-name="T2">26</text:span><text:span text:style-name="T2">일 </text:span><text:span text:style-name="T2"><text:line-break/></text:span><text:span text:style-name="T2">기능 정의 </text:span><text:span text:style-name="T2">: ~ 4</text:span><text:span text:style-name="T2">월 </text:span><text:span text:style-name="T2">26</text:span><text:span text:style-name="T2">일</text:span><text:span text:style-name="T2"><text:line-break/></text:span><text:span text:style-name="T2">화면</text:span><text:span text:style-name="T2">(UI) </text:span><text:span text:style-name="T2">설계 </text:span><text:span text:style-name="T2">: ~ 4</text:span><text:span text:style-name="T2">월 </text:span><text:span text:style-name="T2">28</text:span><text:span text:style-name="T2">일</text:span><text:span text:style-name="T2"><text:line-break/></text:span><text:span text:style-name="T2">기능 구현 </text:span><text:span text:style-name="T2">&amp; </text:span><text:span text:style-name="T2">화면 구현 </text:span><text:span text:style-name="T2">: ~5</text:span><text:span text:style-name="T2">월 </text:span><text:span text:style-name="T2">5</text:span><text:span text:style-name="T2">일</text:span></text:p>
                <text:p text:style-name="P4"><text:span text:style-name="T2"/></text:p>
              </text:list-item>
              <text:list-item>
                <text:p text:style-name="P4"><text:span text:style-name="T2">사용 툴 </text:span><text:span text:style-name="T2">: VS code</text:span></text:p>
                <text:p text:style-name="P4"><text:span text:style-name="T2"/></text:p>
              </text:list-item>
              <text:list-item>
                <text:p text:style-name="P4"><text:span text:style-name="T2">사용 언어 </text:span><text:span text:style-name="T2">: javascript , git, gitHub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6" draw:text-style-name="P7" draw:layer="layout" svg:width="9.688cm" svg:height="1.094cm" svg:x="0.712cm" svg:y="1.506cm">
          <draw:text-box>
            <text:p><text:span text:style-name="T3">Movies &amp; Music </text:span><text:span text:style-name="T3">요구사항 선정</text:span></text:p>
          </draw:text-box>
        </draw:frame>
        <draw:frame draw:style-name="gr6" draw:text-style-name="P8" draw:layer="layout" svg:width="23.51cm" svg:height="7.088cm" svg:x="1.2cm" svg:y="4.2cm">
          <draw:text-box>
            <text:p text:style-name="P8"><text:span text:style-name="T4">요구사항</text:span></text:p>
            <text:p text:style-name="P8"><text:span text:style-name="T5"/></text:p>
            <text:p text:style-name="P8"><text:span text:style-name="T5">1. </text:span><text:span text:style-name="T5">웹 기반 앱을 구현 </text:span></text:p>
            <text:p text:style-name="P8"><text:span text:style-name="T5">2. VS code, Javascript</text:span><text:span text:style-name="T5">를 이용</text:span></text:p>
            <text:p text:style-name="P8"><text:span text:style-name="T5">3. </text:span><text:span text:style-name="T5">음악</text:span><text:span text:style-name="T5">, </text:span><text:span text:style-name="T5">영화를 검색할 수 있고 사용자가 입력한 음악이나 영화와 유사한 내용을 </text:span></text:p>
            <text:p text:style-name="P8"><text:span text:style-name="T5"><text:s text:c="3"/></text:span><text:span text:style-name="T5">검색</text:span><text:span text:style-name="T5">&amp;</text:span><text:span text:style-name="T5">출력해줄 수 있는 웹 앱 구현 목표 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6" draw:text-style-name="P7" draw:layer="layout" svg:width="10.37cm" svg:height="1.094cm" svg:x="0.712cm" svg:y="1.506cm">
          <draw:text-box>
            <text:p><text:span text:style-name="T3">Movies &amp; Music </text:span><text:span text:style-name="T3">구현 </text:span><text:span text:style-name="T3">(</text:span><text:span text:style-name="T3">예정</text:span><text:span text:style-name="T3">) </text:span><text:span text:style-name="T3">기능</text:span></text:p>
          </draw:text-box>
        </draw:frame>
        <draw:frame draw:style-name="gr6" draw:text-style-name="P8" draw:layer="layout" svg:width="23.781cm" svg:height="7.088cm" svg:x="1.2cm" svg:y="4.2cm">
          <draw:text-box>
            <text:p text:style-name="P8"><text:span text:style-name="T4">구현 기능</text:span></text:p>
            <text:p text:style-name="P8"><text:span text:style-name="T5"/></text:p>
            <text:p text:style-name="P8"><text:span text:style-name="T5">1. </text:span><text:span text:style-name="T5">음악 검색 기능</text:span></text:p>
            <text:p text:style-name="P8"><text:span text:style-name="T5"/></text:p>
            <text:p text:style-name="P8"><text:span text:style-name="T5">2. </text:span><text:span text:style-name="T5">사용자가 예시로 입력한 항목과 유사한 음악을 검색하고 출력해줄 수 있는 기능</text:span></text:p>
            <text:p text:style-name="P8"><text:span text:style-name="T5"/></text:p>
            <text:p text:style-name="P8"><text:span text:style-name="T5">3. </text:span><text:span text:style-name="T5">검색 된 내용을 링크로 만들어 사용자가 손쉽게 접근할 수 있는 기능</text:span></text:p>
            <text:p text:style-name="P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6" draw:text-style-name="P7" draw:layer="layout" svg:width="9.54cm" svg:height="1.094cm" svg:x="0.712cm" svg:y="1.506cm">
          <draw:text-box>
            <text:p><text:span text:style-name="T3">Movies &amp; Music </text:span><text:span text:style-name="T6">화면</text:span><text:span text:style-name="T6">(UI) </text:span><text:span text:style-name="T6">설계</text:span></text:p>
          </draw:text-box>
        </draw:frame>
        <draw:frame draw:style-name="gr6" draw:text-style-name="P8" draw:layer="layout" svg:width="4.536cm" svg:height="3.716cm" svg:x="1.2cm" svg:y="4.2cm">
          <draw:text-box>
            <text:p><text:span text:style-name="T7">화면</text:span><text:span text:style-name="T7">(UI) </text:span><text:span text:style-name="T7">설계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draw:frame draw:style-name="gr6" draw:layer="layout" svg:width="22.05cm" svg:height="1.707cm" svg:x="2.05cm" svg:y="7.2cm">
          <draw:text-box>
            <text:p><text:a xlink:href="https://ovenapp.io/project/uNh6gaQ1aYGijiyAfu1teDLy3XJCHfzV#5K24a">https://ovenapp.io/project/uNh6gaQ1aYGijiyAfu1teDLy3XJCHfzV#5K24a</text:a></text:p>
            <text:p/>
          </draw:text-box>
        </draw:frame>
        <draw:frame draw:style-name="gr6" draw:text-style-name="P7" draw:layer="layout" svg:width="5.548cm" svg:height="1.094cm" svg:x="1.952cm" svg:y="5.806cm">
          <draw:text-box>
            <text:p><text:span text:style-name="T3">카카오 오븐 </text:span><text:span text:style-name="T3">url : </text:span></text:p>
          </draw:text-box>
        </draw:frame>
        <draw:rect draw:style-name="gr7" draw:text-style-name="P1" draw:layer="layout" svg:width="22.2cm" svg:height="2.694cm" svg:x="2.1cm" svg:y="5.706cm">
          <text:p/>
        </draw:rect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g>
          <draw:rect draw:style-name="gr1" draw:text-style-name="P1" draw:layer="layout" svg:width="28cm" svg:height="3.2cm" svg:x="0cm" svg:y="0cm">
            <text:p/>
          </draw:rect>
          <draw:rect draw:style-name="gr1" draw:text-style-name="P1" draw:layer="layout" svg:width="28cm" svg:height="1.8cm" svg:x="0cm" svg:y="19.2cm">
            <text:p/>
          </draw:rect>
          <draw:rect draw:style-name="gr2" draw:text-style-name="P1" draw:layer="layout" svg:width="28cm" svg:height="0.8cm" svg:x="0cm" svg:y="20.2cm">
            <text:p/>
          </draw:rect>
        </draw:g>
        <draw:frame draw:style-name="gr8" draw:text-style-name="P10" draw:layer="layout" svg:width="5.214cm" svg:height="1.415cm" svg:x="1.111cm" svg:y="1.221cm">
          <draw:text-box>
            <text:p text:style-name="P9"><text:span text:style-name="T8">참고 사이트</text:span></text:p>
          </draw:text-box>
        </draw:frame>
        <draw:frame draw:style-name="gr9" draw:text-style-name="P12" draw:layer="layout" svg:width="27.18cm" svg:height="6.995cm" svg:x="0.4cm" svg:y="4.1cm">
          <draw:text-box>
            <text:p text:style-name="P11"><text:span text:style-name="T9">앱 개발에 대한 전반적 정리 </text:span><text:span text:style-name="T9">: </text:span><text:span text:style-name="T9"><text:a xlink:href="https://m.blog.naver.com/pyj721aa/221318387699">https://m.blog.naver.com/pyj721aa/221318387699</text:a></text:span></text:p>
            <text:p text:style-name="P11"><text:span text:style-name="T9"/></text:p>
            <text:p text:style-name="P11"><text:span text:style-name="T9">아이디어가 고갈 된 당신을 위한 </text:span><text:span text:style-name="T9">: </text:span><text:span text:style-name="T9"><text:a xlink:href="https://media.fastcampus.co.kr/knowledge/dev/1stapp/">https://media.fastcampus.co.kr/knowledge/dev/1stapp/</text:a></text:span></text:p>
            <text:p text:style-name="P11"><text:span text:style-name="T9"/></text:p>
            <text:p text:style-name="P11"><text:span text:style-name="T9">생활코딩 </text:span><text:span text:style-name="T9">React.js</text:span><text:span text:style-name="T9">로 웹 앱 만들기 </text:span><text:span text:style-name="T9">:</text:span></text:p>
            <text:p text:style-name="P11"><text:span text:style-name="T9"><text:a xlink:href="https://www.youtube.com/watch?v=mJ64l_iONqw">https://www.youtube.com/watch?v=mJ64l_iONqw</text:a>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20-04-28T20:54:56.04</meta:creation-date>
    <meta:editing-duration>PT33M57S</meta:editing-duration>
    <meta:editing-cycles>2</meta:editing-cycles>
    <dc:date>2020-04-28T22:14:15.70</dc:date>
    <dc:creator>user </dc:creator>
    <meta:document-statistic meta:object-count="64"/>
    <meta:generator>OpenOffice/4.1.7$Win32 OpenOffice.org_project/417m1$Build-9800</meta:generator>
  </office:meta>
</office:document-meta>
</file>